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Medium" svg:font-family="SFMono-Medium, 'SF Mono', 'Segoe UI Mono', 'Roboto Mono', 'Ubuntu Mono', Menlo, Consolas, Courier, monospace"/>
    <style:font-face style:name="Cambria" svg:font-family="Cambria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ambria" fo:language="en" fo:country="US" fo:font-style="normal" officeooo:rsid="001171a5" officeooo:paragraph-rsid="001171a5" style:font-style-asian="normal" style:font-style-complex="normal"/>
    </style:style>
    <style:style style:name="P2" style:family="paragraph" style:parent-style-name="Standard">
      <style:paragraph-properties fo:line-height="100%"/>
      <style:text-properties style:font-name="Cambria" fo:font-size="11pt" fo:language="en" fo:country="US" officeooo:rsid="001171a5" officeooo:paragraph-rsid="001171a5" style:font-size-asian="11pt" style:font-size-complex="11pt"/>
    </style:style>
    <style:style style:name="P3" style:family="paragraph" style:parent-style-name="Standard">
      <style:paragraph-properties fo:line-height="100%"/>
      <style:text-properties style:font-name="Calibri" fo:font-size="11pt" fo:language="en" fo:country="US" officeooo:rsid="001171a5" officeooo:paragraph-rsid="001171a5" style:font-size-asian="11pt" style:font-size-complex="11pt"/>
    </style:style>
    <style:style style:name="P4" style:family="paragraph" style:parent-style-name="Standard" style:list-style-name="L1">
      <style:paragraph-properties fo:line-height="100%"/>
      <style:text-properties style:font-name="Calibri" fo:font-size="11pt" fo:language="en" fo:country="US" fo:font-style="normal" officeooo:rsid="00122ce4" officeooo:paragraph-rsid="0012b866" style:font-size-asian="11pt" style:font-style-asian="normal" style:font-size-complex="11pt" style:font-style-complex="normal"/>
    </style:style>
    <style:style style:name="P5" style:family="paragraph" style:parent-style-name="Standard" style:list-style-name="L1">
      <style:paragraph-properties fo:line-height="100%"/>
      <style:text-properties style:font-name="Calibri" fo:font-size="11pt" fo:language="en" fo:country="US" fo:font-style="normal" officeooo:rsid="00168af2" officeooo:paragraph-rsid="00168af2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line-height="100%"/>
      <style:text-properties style:font-name="Calibri" fo:font-size="11pt" fo:language="en" fo:country="US" fo:font-style="normal" officeooo:rsid="00168af2" officeooo:paragraph-rsid="001ca6ee" style:font-size-asian="11pt" style:font-style-asian="normal" style:font-size-complex="11pt" style:font-style-complex="normal"/>
    </style:style>
    <style:style style:name="P7" style:family="paragraph" style:parent-style-name="Standard" style:list-style-name="L1">
      <style:paragraph-properties fo:line-height="100%"/>
      <style:text-properties style:font-name="Calibri" fo:font-size="11pt" fo:language="en" fo:country="US" fo:font-style="normal" officeooo:rsid="0018764f" officeooo:paragraph-rsid="0018764f" style:font-size-asian="11pt" style:font-style-asian="normal" style:font-size-complex="11pt" style:font-style-complex="normal"/>
    </style:style>
    <style:style style:name="P8" style:family="paragraph" style:parent-style-name="Standard" style:list-style-name="L1">
      <style:paragraph-properties fo:line-height="100%"/>
      <style:text-properties style:font-name="Calibri" fo:font-size="11pt" fo:language="en" fo:country="US" fo:font-style="normal" officeooo:rsid="001ca6ee" officeooo:paragraph-rsid="001ca6ee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line-height="100%"/>
      <style:text-properties style:font-name="Calibri" fo:font-size="11pt" fo:language="en" fo:country="US" fo:font-style="normal" officeooo:rsid="001ca6ee" officeooo:paragraph-rsid="001ca6ee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line-height="100%"/>
      <style:text-properties style:font-name="Calibri" fo:font-size="11pt" fo:language="en" fo:country="US" fo:font-style="italic" officeooo:rsid="001171a5" officeooo:paragraph-rsid="0011b358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line-height="100%"/>
      <style:text-properties style:font-name="Calibri" fo:font-size="10pt" fo:language="en" fo:country="US" officeooo:rsid="001171a5" officeooo:paragraph-rsid="001171a5" style:font-size-asian="10pt" style:font-size-complex="10pt"/>
    </style:style>
    <style:style style:name="T1" style:family="text">
      <style:text-properties officeooo:rsid="00168af2"/>
    </style:style>
    <style:style style:name="T2" style:family="text">
      <style:text-properties fo:font-variant="normal" fo:text-transform="none" fo:color="#172b4d" fo:letter-spacing="normal" fo:font-weight="normal"/>
    </style:style>
    <style:style style:name="T3" style:family="text">
      <style:text-properties fo:font-variant="normal" fo:text-transform="none" fo:color="#172b4d" fo:letter-spacing="normal" fo:font-weight="normal" officeooo:rsid="0016da25"/>
    </style:style>
    <style:style style:name="T4" style:family="text">
      <style:text-properties fo:font-variant="normal" fo:text-transform="none" fo:color="#172b4d" fo:letter-spacing="normal" fo:font-weight="normal" officeooo:rsid="0019e17f"/>
    </style:style>
    <style:style style:name="T5" style:family="text">
      <style:text-properties fo:font-variant="normal" fo:text-transform="none" fo:color="#172b4d" fo:letter-spacing="normal" fo:font-weight="normal" officeooo:rsid="001b832e"/>
    </style:style>
    <style:style style:name="T6" style:family="text">
      <style:text-properties fo:font-variant="normal" fo:text-transform="none" fo:color="#172b4d" fo:letter-spacing="normal" fo:font-weight="normal" officeooo:rsid="001d52bc"/>
    </style:style>
    <style:style style:name="T7" style:family="text">
      <style:text-properties fo:font-variant="normal" fo:text-transform="none" fo:color="#172b4d" fo:letter-spacing="normal" fo:font-style="italic" fo:font-weight="normal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>Steps to generate Tfrecords :</text:p>
      <text:p text:style-name="P3"/>
      <text:list xml:id="list2789433899" text:style-name="L1">
        <text:list-item>
          <text:p text:style-name="P4"><text:s/><text:span text:style-name="T1">Clone the repository </text:span><text:span text:style-name="T2">git clone https://chinacat567@bitbucket.org/chinacat567/pholus_vision_sumantra.git</text:span></text:p>
        </text:list-item>
        <text:list-item>
          <text:p text:style-name="P5"><text:span text:style-name="T2">Run the python script </text:span><text:span text:style-name="T7">pholus_vision_sumantra/</text:span><text:span text:style-name="T2">scripts/dataset_tools/select_percentages.py (or use the bash script run_select_percentages.sh). This script takes the path to the dataset directory and the percentages of VOC2012, VOC2007, I2R_Data, I2R_Data_1 to select as input arguments. It randomly selects the given percentage of images from the four folders and dumps all the filenames in a json format text file </text:span><text:span text:style-name="T3">(dataset.txt located in the /dataset folder )</text:span></text:p>
        </text:list-item>
        <text:list-item>
          <text:p text:style-name="P7"><text:span text:style-name="T2">In the same folder, run the script shuffle_data.py. This script takes in the path to the dataset folder which contains the json text file and the percentages of the total dat</text:span><text:span text:style-name="T4">aset generate in the previous step</text:span><text:span text:style-name="T2"> to select for train, val and test respectively. It </text:span><text:span text:style-name="T4">creates files</text:span><text:span text:style-name="T2"> /dataset/&lt;VOC2012&gt;&lt;VOC2007&gt;&lt;I2R_Data_2&gt;&lt;I2R_Data&gt;/ImageSets/Main/</text:span><text:span text:style-name="T4">&gt;</text:span><text:span text:style-name="T2">train</text:span><text:span text:style-name="T4">&gt;&lt;val&gt;&lt;test&gt;</text:span><text:span text:style-name="T2">_generated.txt </text:span><text:span text:style-name="T4">which contain the training, validation and test set filenames for each of the sub folders. </text:span><text:span text:style-name="T5">If the ImageSets folder does not exist, it will be creates (like in the case of the I2R folders)</text:span><text:span text:style-name="T4"> </text:span></text:p>
        </text:list-item>
        <text:list-item>
          <text:p text:style-name="P8"><text:span text:style-name="T2">Finally, run the script create_pascal_tf_record.py or use the bash script </text:span><text:span text:style-name="T6">run_create_pascal_tf_record.sh. This script takes the dataset directory, year (always = merged), output path (path for the output tfrecord file), label map path (path to the pbtxt file with the extended labels) and the set (&lt;train&gt;&lt;test&gt;&lt;val&gt;_generated). This script needs to be run seperately for generating the training, validation and test tfrecord files. For each case we need to change the value of the “set” argument.</text:span></text:p>
        </text:list-item>
      </text:list>
      <text:p text:style-name="P6"><text:span text:style-name="T2"/></text:p>
      <text:p text:style-name="P10"/>
      <text:p text:style-name="P2"/>
      <text:p text:style-name="P1"/>
      <text:p text:style-name="P1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Medium" svg:font-family="SFMono-Medium, 'SF Mono', 'Segoe UI Mono', 'Roboto Mono', 'Ubuntu Mono', Menlo, Consolas, Courier, monospace"/>
    <style:font-face style:name="Cambria" svg:font-family="Cambria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0:46:53.540778070</meta:creation-date>
    <meta:editing-duration>PT8M32S</meta:editing-duration>
    <meta:editing-cycles>2</meta:editing-cycles>
    <meta:generator>LibreOffice/6.0.7.3$Linux_X86_64 LibreOffice_project/00m0$Build-3</meta:generator>
    <dc:date>2020-10-06T12:39:02.971382849</dc:date>
    <meta:document-statistic meta:table-count="0" meta:image-count="0" meta:object-count="0" meta:page-count="1" meta:paragraph-count="6" meta:word-count="234" meta:character-count="1661" meta:non-whitespace-character-count="1429"/>
  </office:meta>
</office:document-meta>
</file>